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yFront4Solan4" svg:font-family="myFront4Solan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Front4Solan4"/>
    </style:style>
    <style:style style:name="P2" style:family="paragraph" style:parent-style-name="Standard">
      <style:text-properties style:font-name="myFront4Solan4" fo:font-size="22pt" style:font-size-asian="22pt" style:font-size-complex="22pt"/>
    </style:style>
    <style:style style:name="P3" style:family="paragraph" style:parent-style-name="Standard">
      <style:text-properties fo:color="#ffffff" style:font-name="myFront4Solan4" fo:font-size="22pt" fo:background-color="#0066ff" style:font-size-asian="22pt" style:font-size-complex="22pt"/>
    </style:style>
    <style:style style:name="P4" style:family="paragraph" style:parent-style-name="Standard">
      <style:text-properties fo:color="#ffffff" style:font-name="myFront4Solan4" fo:background-color="#0066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ffffff" fo:background-color="#006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"/><text:span text:style-name="T3"><text:s/></text:span></text:p>
      <text:p text:style-name="P2"><text:s text:c="2"/></text:p>
      <text:p text:style-name="P2"><text:s/></text:p>
      <text:p text:style-name="P2"/>
      <text:p text:style-name="P3"><text:s text:c="2"/>Q W E R T Z U I O P A S D F G H J K L Y X C V B N M </text:p>
      <text:p text:style-name="P3"><text:span text:style-name="T1"><text:s text:c="3"/></text:span>q w e r t z u i o p a s d f g h j k l y x c v b n m</text:p>
      <text:p text:style-name="P3"><text:span text:style-name="T1"><text:s text:c="3"/></text:span>1 2 3 4 5 6 7 8 9 0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yFront4Solan4" svg:font-family="myFront4Solan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6T19:03:14.20</meta:creation-date>
    <dc:date>2019-03-05T02:29:31.10</dc:date>
    <meta:editing-duration>PT20M3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6" meta:word-count="62" meta:character-count="137"/>
    <dc:creator>1 1</dc:creator>
  </office:meta>
</office:document-meta>
</file>